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text-properties fo:color="#7e0021" fo:font-weight="normal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style:font-name="Calibri1" fo:letter-spacing="normal" fo:font-style="normal"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>
      <style:text-properties fo:color="#800000"/>
    </style:style>
    <style:style style:name="P9" style:family="paragraph" style:parent-style-name="Standard" style:list-style-name="L1">
      <style:text-properties fo:color="#800000"/>
    </style:style>
    <style:style style:name="P10" style:family="paragraph" style:parent-style-name="Standard" style:list-style-name="L2">
      <style:text-properties fo:color="#800000"/>
    </style:style>
    <style:style style:name="P11" style:family="paragraph" style:parent-style-name="Standard" style:list-style-name="L3">
      <style:text-properties fo:color="#800000"/>
    </style:style>
    <style:style style:name="P12" style:family="paragraph" style:parent-style-name="Standard" style:list-style-name="L4">
      <style:text-properties fo:color="#800000"/>
    </style:style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5">
      <style:text-properties fo:color="#000000" fo:font-weight="normal" style:font-weight-asian="normal" style:font-weight-complex="normal"/>
    </style:style>
    <style:style style:name="P18" style:family="paragraph" style:parent-style-name="Standard" style:list-style-name="L6">
      <style:text-properties fo:font-variant="normal" fo:text-transform="none" fo:color="#000000" style:font-name="Calibri1" fo:letter-spacing="normal" fo:font-style="normal" fo:font-weight="normal" style:font-weight-asian="normal" style:font-weight-complex="normal"/>
    </style:style>
    <style:style style:name="P19" style:family="paragraph" style:parent-style-name="Standard">
      <style:text-properties fo:color="#7e0021" fo:font-weight="normal" style:font-weight-asian="normal" style:font-weight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style:font-name="Calibri1"/>
    </style:style>
    <style:style style:name="T4" style:family="text">
      <style:text-properties fo:color="#800000" style:font-name="Calibri1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font-name="Calibri1"/>
    </style:style>
    <style:style style:name="T9" style:family="text">
      <style:text-properties fo:color="#000000" style:font-name="Calibri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Calibri1" fo:font-weight="bold" style:font-weight-asian="bold" style:font-weight-complex="bold"/>
    </style:style>
    <style:style style:name="T11" style:family="text">
      <style:text-properties fo:color="#000000" style:font-name="Calibri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font-name="Calibri1" fo:font-size="12pt" style:font-size-asian="12pt" style:font-size-complex="12pt"/>
    </style:style>
    <style:style style:name="T13" style:family="text">
      <style:text-properties fo:color="#7e0021" fo:font-weight="normal" style:font-weight-asian="normal" style:font-weight-complex="normal"/>
    </style:style>
    <style:style style:name="T14" style:family="text">
      <style:text-properties fo:color="#7e0021" style:font-name="Calibri1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Calibri1" fo:letter-spacing="normal" fo:font-style="normal" fo:font-weight="normal" style:font-weight-asian="normal" style:font-weight-complex="normal"/>
    </style:style>
    <style:style style:name="T16" style:family="text">
      <style:text-properties style:font-name="Calibri1"/>
    </style:style>
    <style:style style:name="T17" style:family="text">
      <style:text-properties style:font-name="Calibri1" fo:font-size="12pt" style:font-size-asian="12pt" style:font-size-complex="12pt"/>
    </style:style>
    <style:style style:name="T18" style:family="text">
      <style:text-properties style:font-name="Calibri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alibri1" fo:font-weight="bold" style:font-weight-asian="bold" style:font-weight-complex="bold"/>
    </style:style>
    <style:style style:name="T20" style:family="text">
      <style:text-properties style:font-name="Calibri1" fo:font-weight="normal" style:font-weight-asian="normal" style:font-weight-complex="normal"/>
    </style:style>
    <style:style style:name="T21" style:family="text">
      <style:text-properties style:font-name="Calibri1"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span text:style-name="T16"><text:tab/>Carlos Manuel Martínez Pomares. 2º DAM (Semipresencial).<text:tab/></text:span></text:p>
      <text:p text:style-name="Standard"><text:span text:style-name="T16"/></text:p>
      <text:p text:style-name="Standard"><text:span text:style-name="T1"><text:tab/></text:span><text:span text:style-name="T19">DESING THINKING</text:span></text:p>
      <text:p text:style-name="Standard"><text:span text:style-name="T19"><text:tab/></text:span></text:p>
      <text:p text:style-name="Standard"><text:span text:style-name="T19"><text:tab/></text:span><text:span text:style-name="T20">Las fases del proceso que he usado para desarrollar la idea de empresa siguiendo la técnica <text:tab/>de desing thinkin han sido:</text:span></text:p>
      <text:p text:style-name="Standard"><text:span text:style-name="T20"><text:tab/>Entrevistamos al propietario de una empresa de call center y creamos un mapa de empatia <text:tab/>con los siguientes datos.</text:span></text:p>
      <text:p text:style-name="Standard"><text:span text:style-name="T20"/></text:p>
      <text:p text:style-name="P2"><text:span text:style-name="T16"><text:tab/></text:span><text:span text:style-name="T21">EMPATIZAR (Mapa de empatía adjunto).</text:span></text:p>
      <text:p text:style-name="P2"><text:span text:style-name="T16"><text:tab/>¿Que piensa y siente?:</text:span></text:p>
      <text:p text:style-name="P2"><text:span text:style-name="T20"><text:tab/></text:span><text:span text:style-name="T4">Quiere gastar menos en energía.</text:span></text:p>
      <text:p text:style-name="P2"><text:span text:style-name="T4"><text:tab/>Cree que casi todo el gasto es por la climatización.</text:span></text:p>
      <text:p text:style-name="P2"><text:span text:style-name="T20"><text:tab/></text:span><text:span text:style-name="T16">¿Que oye?:</text:span></text:p>
      <text:p text:style-name="P2"><text:span text:style-name="T20"><text:tab/></text:span><text:span text:style-name="T4">Sus empleados se quejan del aire acondicionado constantemente.</text:span></text:p>
      <text:p text:style-name="P2"><text:span text:style-name="T4"><text:tab/>Su contable le hace inca pie en que las facturas de la electricidad son altas</text:span></text:p>
      <text:p text:style-name="P2"><text:span text:style-name="T20"><text:tab/></text:span><text:span text:style-name="T16">¿Que ve?:</text:span></text:p>
      <text:p text:style-name="P2"><text:span text:style-name="T16"><text:tab/></text:span><text:span text:style-name="T4">En otras empresas y edificios siente confort a nivel de climatización que no siente en el <text:tab/>suyo.</text:span></text:p>
      <text:p text:style-name="P2"><text:span text:style-name="T4"><text:tab/>Las empresas de la competencia pagan facturas mucho menores que en la suya.</text:span></text:p>
      <text:p text:style-name="P2"><text:span text:style-name="T3"><text:tab/></text:span><text:span text:style-name="T8">¿Que dice y hace?:</text:span></text:p>
      <text:p text:style-name="P2"><text:span text:style-name="T8"><text:tab/></text:span><text:span text:style-name="T14">Dice que la solución podría ser limitar el uso del aire a unas horas determinadas,</text:span></text:p>
      <text:p text:style-name="P5"><text:span text:style-name="T16"><text:tab/>para intentar ahorrar en energía.</text:span></text:p>
      <text:p text:style-name="P5"><text:span text:style-name="T16"><text:tab/>Ha puesto programadores horarios a la climatizacion en todas sus fabricas.</text:span></text:p>
      <text:p text:style-name="P5"><text:span text:style-name="T16"><text:tab/></text:span><text:span text:style-name="T10">ESFUERZOS</text:span></text:p>
      <text:p text:style-name="P5"><text:span text:style-name="T10"><text:tab/></text:span><text:span text:style-name="T16">No consiguie ahorrar en la factura y ademas los empleados se quejan más de las franjas <text:tab/>horarias donde no va el aire.</text:span></text:p>
      <text:p text:style-name="P5"><text:span text:style-name="T16"><text:tab/></text:span><text:span text:style-name="T10">RESULTADOS</text:span></text:p>
      <text:p text:style-name="P5"><text:span text:style-name="T10"><text:tab/></text:span><text:span text:style-name="T16">Ahorrar en la factura de la luz y conseguir un confort en sus instalaciones.</text:span></text:p>
      <text:p text:style-name="P5"><text:span text:style-name="T16"/></text:p>
      <text:p text:style-name="P5"><text:span text:style-name="T16"><text:tab/></text:span><text:span text:style-name="T9">DEFINIR </text:span></text:p>
      <text:p text:style-name="P5"><text:span text:style-name="T11"><text:tab/></text:span><text:span text:style-name="T17">Despues de analizar los resultados se nos ocurrió la idea de una app para gestionar y <text:tab/>controlar el clima a tiempo real basándonos en mediciones .</text:span></text:p>
      <text:p text:style-name="P5"><text:span text:style-name="T17"/></text:p>
      <text:p text:style-name="P5"><text:span text:style-name="T17"><text:tab/></text:span><text:span text:style-name="T9">IDEAR</text:span></text:p>
      <text:p text:style-name="P5"><text:span text:style-name="T9"><text:tab/></text:span><text:span text:style-name="T17">Aquí utilizamos el Brain Storming y salio la app los sistemas de medición y el algoritmo.</text:span></text:p>
      <text:p text:style-name="P5"><text:span text:style-name="T17"/></text:p>
      <text:p text:style-name="P5"><text:span text:style-name="T17"><text:tab/></text:span><text:span text:style-name="T9">PROTOTIPAR</text:span></text:p>
      <text:p text:style-name="P5"><text:span text:style-name="T17"><text:tab/>Hicimos una app para nuestra vivienda, instalamos unos sensores y aplicamos el algoritmo.</text:span></text:p>
      <text:p text:style-name="P5"><text:span text:style-name="T17"/></text:p>
      <text:p text:style-name="P5"><text:span text:style-name="T17"><text:tab/></text:span><text:span text:style-name="T9">TESTEAR</text:span></text:p>
      <text:p text:style-name="P5"><text:span text:style-name="T9"><text:tab/></text:span><text:span text:style-name="T17">Probamos el prototipo y testamos si había habido un ahorro tras un mes de prueba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Carlos Manuel Martínez Pomares. 2º DAM (Semipresencial).<text:tab/></text:p>
      <text:p text:style-name="Standard"/>
      <text:p text:style-name="Standard"><text:tab/><text:span text:style-name="T1">PLAN DE EMPRESA (Ejercicios tema 1)</text:span></text:p>
      <text:p text:style-name="Standard"><text:tab/><text:span text:style-name="T1">EJERCICIO 1</text:span></text:p>
      <text:p text:style-name="P2"/>
      <text:p text:style-name="Standard"><text:tab/>a) <text:s/>Vuestro producto o servicio , responde a una necesidad existente en el mercado? Si</text:p>
      <text:p text:style-name="Standard"/>
      <text:list xml:id="list2854432666172109977" text:style-name="L1">
        <text:list-item>
          <text:list>
            <text:list-item>
              <text:list>
                <text:list-item>
                  <text:p text:style-name="P7">¿A que necesidad responde vuestra propuesta?</text:p>
                  <text:p text:style-name="P9">A la de ahorrar energía mediante el control de la climatización en empresas, edificios públicos etc.</text:p>
                  <text:p text:style-name="P9"/>
                </text:list-item>
                <text:list-item>
                  <text:p text:style-name="P7">¿Como esta satisfecha esta demanda actualmente?</text:p>
                  <text:p text:style-name="P9">Hay algunas soluciones pero o son muy costosas o de carácter muy genérico</text:p>
                  <text:p text:style-name="P9"><text:s/>y no se adaptan bien a todos los sistemas de climatización.</text:p>
                  <text:p text:style-name="P9"/>
                </text:list-item>
                <text:list-item>
                  <text:p text:style-name="P7">¿Cual es vuestra particularidad?</text:p>
                  <text:p text:style-name="P9">Diseñamos una aplicación a medida para cada instalación para el análisis de consumos y medidas de ahorro energético teniendo en cuenta otros parámetros que la competencia pasa por alto.</text:p>
                  <text:p text:style-name="P9"/>
                </text:list-item>
                <text:list-item>
                  <text:p text:style-name="P7">¿Existe alguna empresa en el mismo sector que plantee una oferta similar?</text:p>
                  <text:p text:style-name="P9">Si, pero sus productos son caros y muy genéricos, no se adaptan bien a todas las situaciones.</text:p>
                </text:list-item>
              </text:list>
            </text:list-item>
          </text:list>
        </text:list-item>
      </text:list>
      <text:p text:style-name="Standard"/>
      <text:p text:style-name="Standard"><text:tab/>b) <text:s/>¿Responde vuestro producto o servicio a una nueva necesidad?</text:p>
      <text:p text:style-name="Standard"/>
      <text:list xml:id="list658351264481869443" text:style-name="L2">
        <text:list-item>
          <text:list>
            <text:list-item>
              <text:list>
                <text:list-item>
                  <text:list>
                    <text:list-item>
                      <text:p text:style-name="P13">¿Cual es el origen de esa necesidad?</text:p>
                      <text:p text:style-name="P10">La tendencia al alta de los precios de la energía y el cambio climático.</text:p>
                      <text:p text:style-name="P10"/>
                    </text:list-item>
                    <text:list-item>
                      <text:p text:style-name="P13">¿Ya existe demanda? <text:s/></text:p>
                      <text:p text:style-name="P10">Si, cada vez mas empresas solicitan no solamente los sistemas para climatizar su negocio o edificio etc, también solicitan de algún sistema para gestionarlo de la manera mas eficiente. 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c) ¿Es una innovación de producto, de proceso o tecnológica?<text:span text:style-name="T2">Innovación de producto</text:span></text:p>
      <text:p text:style-name="Standard"/>
      <text:list xml:id="list3810727824786636312" text:style-name="L3">
        <text:list-item>
          <text:list>
            <text:list-item>
              <text:list>
                <text:list-header>
                  <text:p text:style-name="P14">- <text:s text:c="4"/>¿En que mejora la situación presente?</text:p>
                  <text:list>
                    <text:list-header>
                      <text:p text:style-name="P11">Principalmente en el ahorro de energía y por ende la menor contaminación.</text:p>
                      <text:p text:style-name="P11"/>
                    </text:list-header>
                  </text:list>
                  <text:p text:style-name="P14">- <text:s text:c="4"/>¿En que se diferencia de la forma en que lo hacen otros?</text:p>
                  <text:list text:continue-numbering="true">
                    <text:list-header>
                      <text:p text:style-name="P11">Principalmente en que toma otros parámetros que normalmente se pasan por alto y añade algunos elementos de medida y software para dichos parámetros de análisis que lo hacen mas preciso y eficaz.</text:p>
                      <text:p text:style-name="P11"/>
                    </text:list-header>
                  </text:list>
                  <text:p text:style-name="P14">- <text:s text:c="4"/>¿Vuestro producto o servicio es el resultado de un nuevo invento o de la </text:p>
                  <text:p text:style-name="P14"><text:s text:c="9"/>incorporación de nuevas tecnologías al proceso?</text:p>
                  <text:list text:continue-numbering="true">
                    <text:list-header>
                      <text:p text:style-name="P11">De la incorporación de nuevas tecnologías al proceso.</text:p>
                    </text:list-header>
                  </text:list>
                </text:list-header>
              </text:list>
            </text:list-item>
          </text:list>
        </text:list-item>
      </text:list>
      <text:p text:style-name="P1"><text:soft-page-break/></text:p>
      <text:p text:style-name="P1"><text:tab/></text:p>
      <text:p text:style-name="P1"><text:span text:style-name="T5"><text:tab/>Carlos Manuel Martínez Pomares. 2º DAM (Semipresencial).</text:span><text:tab/></text:p>
      <text:p text:style-name="P1"/>
      <text:p text:style-name="P1"><text:span text:style-name="T6"><text:tab/>EJERCICIO 2</text:span></text:p>
      <text:p text:style-name="P3"><text:tab/><text:tab/></text:p>
      <text:p text:style-name="P1"><text:span text:style-name="T6"><text:tab/><text:tab/></text:span><text:span text:style-name="T7">a) Datos básicos del proyecto:</text:span></text:p>
      <text:p text:style-name="P4"/>
      <text:list xml:id="list2700706309492653139" text:style-name="L4">
        <text:list-item>
          <text:list>
            <text:list-item>
              <text:list>
                <text:list-item>
                  <text:p text:style-name="P12"><text:span text:style-name="T7">Identificación de la empresa: <text:s/></text:span><text:span text:style-name="T13">QA Energy Saver.</text:span></text:p>
                </text:list-item>
                <text:list-item>
                  <text:p text:style-name="P12"><text:span text:style-name="T7">Ubicación: </text:span><text:span text:style-name="T13">San Vicente del Raspeig.</text:span></text:p>
                </text:list-item>
                <text:list-item>
                  <text:p text:style-name="P12"><text:span text:style-name="T7">Fecha de inicio e actividad prevista: </text:span><text:span text:style-name="T13">1 de Enero de 2023.</text:span></text:p>
                </text:list-item>
                <text:list-item>
                  <text:p text:style-name="P15"><text:span text:style-name="T7">Forma jurídica inicial: </text:span><text:span text:style-name="T13">Sociedad de responsabilidad limitada.</text:span></text:p>
                </text:list-item>
              </text:list>
            </text:list-item>
          </text:list>
        </text:list-item>
      </text:list>
      <text:p text:style-name="P5"/>
      <text:p text:style-name="Standard"><text:span text:style-name="T13"><text:tab/><text:tab/></text:span><text:span text:style-name="T7">b) Promotores del proyecto:</text:span></text:p>
      <text:p text:style-name="P4"/>
      <text:list xml:id="list6598230547700624395" text:style-name="L5">
        <text:list-item>
          <text:list>
            <text:list-item>
              <text:list>
                <text:list-item>
                  <text:list>
                    <text:list-item>
                      <text:p text:style-name="P17">Datos personales:</text:p>
                      <text:p text:style-name="P17"/>
                      <text:p text:style-name="P17">Nombre: Luis Gasol Soliveres</text:p>
                      <text:p text:style-name="P17">DNI: 12345678K</text:p>
                      <text:p text:style-name="P17">Edad: 35 años.</text:p>
                      <text:p text:style-name="P17">Domicilio: C/ del ahorro 21.</text:p>
                      <text:p text:style-name="P17">TLF: 987 543 567.</text:p>
                      <text:p text:style-name="P16"><text:span text:style-name="T7">Mail: </text:span><text:a xlink:type="simple" xlink:href="mailto:Gasol@QA.com" text:style-name="Internet_20_link" text:visited-style-name="Visited_20_Internet_20_Link">Gasol@QA.com</text:a></text:p>
                      <text:p text:style-name="P17"/>
                      <text:p text:style-name="P17">Nombre: Fernando Buades Alarcón</text:p>
                      <text:p text:style-name="P17">DNI: 22345678K</text:p>
                      <text:p text:style-name="P17">Edad: 48 años.</text:p>
                      <text:p text:style-name="P17">Domicilio: C/ del ciprés 45.</text:p>
                      <text:p text:style-name="P17">TLF: 667 543 567.</text:p>
                      <text:p text:style-name="P16"><text:span text:style-name="T7">Mail: </text:span><text:a xlink:type="simple" xlink:href="mailto:ferni@QA.com" text:style-name="Internet_20_link" text:visited-style-name="Visited_20_Internet_20_Link">ferni@QA.com</text:a></text:p>
                      <text:p text:style-name="P17"/>
                      <text:p text:style-name="P17">Nombre: María Rico Pérez</text:p>
                      <text:p text:style-name="P17">DNI: 21345678R</text:p>
                      <text:p text:style-name="P17">Edad: 37 años.</text:p>
                      <text:p text:style-name="P17">Domicilio: Av/ Capitán Cavernícola 21.</text:p>
                      <text:p text:style-name="P17">TLF: 987 543 567.</text:p>
                      <text:p text:style-name="P16"><text:span text:style-name="T7">Mail: </text:span><text:a xlink:type="simple" xlink:href="mailto:Maria@QA.com" text:style-name="Internet_20_link" text:visited-style-name="Visited_20_Internet_20_Link">Maria@QA.com</text:a></text:p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/text:p>
      <text:p text:style-name="P4"><text:tab/><text:tab/>- <text:s text:c="5"/>Datos profesionales:</text:p>
      <text:p text:style-name="P4"/>
      <text:list xml:id="list41514758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17">Luis Gasol Soliveres: Tecnico superior en Desarrollo de aplicaciones multiplataforma, experiencia laboral de 6 años en una empresa de </text:p>
                      <text:p text:style-name="P17">desarrollo de software para móviles, experiencia anterior en climatización</text:p>
                      <text:p text:style-name="P17">“ex instalador de climatización”.</text:p>
                      <text:p text:style-name="P17"><text:tab/></text:p>
                      <text:p text:style-name="P17">Fernando Buades Alarcon: Graduado en Ingeniería <text:s/>eléctrica, experiencia </text:p>
                      <text:p text:style-name="P17">laboral de 15 años en el sector de la climatización, buenos contactos en administraciones publicas y en la consejería de industria.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Standard"><text:soft-page-break/><text:span text:style-name="T7"><text:tab/><text:tab/> <text:s text:c="6"/>Maria Rico Perez: </text:span><text:span text:style-name="T15">Técnica Superior en Mantenimiento de Instalaciones </text:span></text:p>
      <text:p text:style-name="P6"><text:tab/><text:tab/> <text:s text:c="5"/>Térmicas y de Fluidos, experiencia laboral de 10 años como trabajadora por</text:p>
      <text:p text:style-name="P6"><text:s text:c="33"/>cuenta propia en instalaciones de climatización y control .</text:p>
      <text:p text:style-name="P6"/>
      <text:list xml:id="list5302035850048532993" text:style-name="L6">
        <text:list-item>
          <text:list>
            <text:list-item>
              <text:list>
                <text:list-item>
                  <text:p text:style-name="P18">Descripción del producto:</text:p>
                  <text:p text:style-name="P18"/>
                  <text:p text:style-name="P18">El servicio consiste en ofrecer planes de ahorro energético centrado principalmente en la parte de la climatización que consiste principalmente en una medición y análisis constante de temperaturas, humedad, corrientes de aire y consumos eléctricos (tanto de potencia como reactivos) y aplicando una serie de correcciones a tiempo real sobre la instalación para de esta manera minimizar el consumo de energía, instalando los correspondientes sensores de medición y diseñando e implementando una aplicación exclusiva para el manejo eficiente de la instalación y el monitoreo remoto de la misma.</text:p>
                  <text:p text:style-name="P18"/>
                  <text:p text:style-name="P18">Las ventajas principales de nuestra solución se centran en la toma de mediciones </text:p>
                  <text:p text:style-name="P18">constante y en el manejo de estas desde la aplicación diseñada para dicha instalación.</text:p>
                  <text:p text:style-name="P18"/>
                  <text:p text:style-name="P18">Los soportes tecnológicos en los que se apoya el proyecto son principalmente la app</text:p>
                  <text:p text:style-name="P18">diseñada totalmente par cada instalación y la colocación estratégica de los sensores.</text:p>
                  <text:p text:style-name="P18"/>
                  <text:p text:style-name="P18"><text:s/>El elemento más innovador y diferenciador de nuestro producto es sin duda el <text:s text:c="4"/>algoritmo diseñado para hacer las correcciones en el manejo de la instalación a <text:s/>tiempo real.</text:p>
                </text:list-item>
              </text:list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Manuel Martinez Pomares</meta:initial-creator>
    <meta:creation-date>2022-10-02T05:44:16.36</meta:creation-date>
    <dc:date>2022-10-02T21:26:55.84</dc:date>
    <dc:creator>Carlos Manuel Martinez Pomares</dc:creator>
    <meta:editing-duration>PT12H1M56S</meta:editing-duration>
    <meta:editing-cycles>7</meta:editing-cycles>
    <meta:generator>OpenOffice/4.1.11$Win32 OpenOffice.org_project/4111m1$Build-9808</meta:generator>
    <meta:printed-by>Carlos Manuel Martinez Pomares</meta:printed-by>
    <meta:print-date>2022-10-02T18:39:26.18</meta:print-date>
    <meta:document-statistic meta:table-count="0" meta:image-count="0" meta:object-count="0" meta:page-count="4" meta:paragraph-count="105" meta:word-count="1009" meta:character-count="6200"/>
  </office:meta>
</office:document-meta>
</file>